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n</text:p>
          </table:table-cell>
          <table:table-cell/>
          <table:table-cell office:value-type="string">
            <text:p>t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">
            <text:p>0.3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36">
            <text:p>0.3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Sheet1.K28" table:end-x="0.6831in" table:end-y="0.0315in" draw:z-index="0" draw:style-name="gr1" svg:width="4.2862in" svg:height="3.5657in" svg:x="0.8421in" svg:y="0.0079in">
              <draw:object draw:notify-on-update-of-ranges="Sheet1.B10:Sheet1.B17 Sheet1.C10:Sheet1.C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string">
            <text:p>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37">
            <text:p>0.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36">
            <text:p>0.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36">
            <text:p>0.36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6">08/16/2011</text:date>, <text:time>16:0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l </meta:initial-creator>
    <meta:creation-date>2011-08-16T15:38:53</meta:creation-date>
    <dc:date>2011-08-16T16:07:46</dc:date>
    <dc:creator>hell </dc:creator>
    <meta:editing-duration>PT28M53S</meta:editing-duration>
    <meta:editing-cycles>3</meta:editing-cycles>
    <meta:generator>LibreOffice/3.3$Unix LibreOffice_project/330m19$Build-202</meta:generator>
    <meta:document-statistic meta:table-count="3" meta:cell-count="2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DejaVu Sans'" style:font-style-name="Book" fo:font-size="11pt" style:font-size-asian="10pt" style:font-size-complex="10pt"/>
    </style:style>
    <style:style style:name="ch4" style:family="chart">
      <style:chart-properties chart:auto-position="true" style:rotation-angle="0"/>
      <style:text-properties fo:font-family="'DejaVu Sans'" style:font-style-name="Book" fo:font-size="11pt" style:font-size-asian="9pt" style:font-size-complex="9pt"/>
    </style:style>
    <style:style style:name="ch5" style:family="chart">
      <style:chart-properties chart:auto-position="true" style:rotation-angle="90"/>
      <style:text-properties fo:font-family="'DejaVu Sans'" style:font-style-name="Book" fo:font-size="11pt" style:font-size-asian="9pt" style:font-size-complex="9pt"/>
    </style:style>
    <style:style style:name="ch6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88cm" svg:height="9.058cm" xlink:href=".." xlink:type="simple" chart:class="chart:line" chart:style-name="ch1">
        <chart:plot-area chart:style-name="ch2" table:cell-range-address="Sheet1.B10:Sheet1.C17" chart:data-source-has-labels="column" svg:x="1.376cm" svg:y="0.859cm" svg:width="9.078cm" svg:height="6.889cm">
          <chartooo:coordinate-region svg:x="2.553cm" svg:y="1.098cm" svg:width="7.767cm" svg:height="5.924cm"/>
          <chart:axis chart:dimension="x" chart:name="primary-x" chart:style-name="ch3">
            <chart:title svg:x="4.032cm" svg:y="7.929cm" chart:style-name="ch4">
              <text:p>Loop Unroll Factor</text:p>
            </chart:title>
            <chart:categories table:cell-range-address="Sheet1.B10:Sheet1.B17"/>
          </chart:axis>
          <chart:axis chart:dimension="y" chart:name="primary-y" chart:style-name="ch3">
            <chart:title svg:x="0.451cm" svg:y="7.138cm" chart:style-name="ch5">
              <text:p>Kernel Execution Time [ms]</text:p>
            </chart:title>
          </chart:axis>
          <chart:series chart:style-name="ch6" chart:values-cell-range-address="Sheet1.C10:Sheet1.C17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B10:Sheet1.B17</svg:desc>
                </draw:g>
              </table:table-cell>
              <table:table-cell office:value-type="float" office:value="0.42">
                <text:p>0.42</text:p>
                <draw:g>
                  <svg:desc>Sheet1.C10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">
                <text:p>0.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